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aa138" officeooo:paragraph-rsid="000aa138"/>
    </style:style>
    <style:style style:name="P2" style:family="paragraph" style:parent-style-name="Standard">
      <style:text-properties officeooo:rsid="000c939d" officeooo:paragraph-rsid="000c939d"/>
    </style:style>
    <style:style style:name="P3" style:family="paragraph" style:parent-style-name="Standard">
      <style:text-properties officeooo:rsid="000aa138" officeooo:paragraph-rsid="000aa138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4. animations</text:p>
      <text:p text:style-name="P2">5. Reorganiser les dossier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4T01:26:37.671444125</meta:creation-date>
    <meta:editing-duration>PT13M14S</meta:editing-duration>
    <meta:editing-cycles>6</meta:editing-cycles>
    <meta:generator>LibreOffice/6.0.7.3$Linux_X86_64 LibreOffice_project/00m0$Build-3</meta:generator>
    <dc:date>2019-09-11T14:10:20.856172738</dc:date>
    <meta:document-statistic meta:table-count="0" meta:image-count="0" meta:object-count="0" meta:page-count="1" meta:paragraph-count="2" meta:word-count="6" meta:character-count="40" meta:non-whitespace-character-count="36"/>
  </office:meta>
</office:document-meta>
</file>